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b63" officeooo:paragraph-rsid="001cfb63"/>
    </style:style>
    <style:style style:name="P2" style:family="paragraph" style:parent-style-name="Standard">
      <style:text-properties officeooo:rsid="001d314c" officeooo:paragraph-rsid="001d314c"/>
    </style:style>
    <style:style style:name="P3" style:family="paragraph" style:parent-style-name="Standard">
      <style:text-properties officeooo:paragraph-rsid="001d314c"/>
    </style:style>
    <style:style style:name="P4" style:family="paragraph" style:parent-style-name="Standard">
      <style:text-properties fo:font-weight="bold" officeooo:rsid="001f0505" officeooo:paragraph-rsid="001f0505" style:font-weight-asian="bold" style:font-weight-complex="bold"/>
    </style:style>
    <style:style style:name="P5" style:family="paragraph" style:parent-style-name="Standard">
      <style:text-properties fo:font-weight="normal" officeooo:paragraph-rsid="001d314c" style:font-weight-asian="normal" style:font-weight-complex="normal"/>
    </style:style>
    <style:style style:name="P6" style:family="paragraph" style:parent-style-name="Standard">
      <style:text-properties fo:font-weight="normal" officeooo:rsid="001f0505" officeooo:paragraph-rsid="001d314c" style:font-weight-asian="normal" style:font-weight-complex="normal"/>
    </style:style>
    <style:style style:name="P7" style:family="paragraph" style:parent-style-name="Standard">
      <style:text-properties fo:font-weight="normal" officeooo:rsid="001f0505" officeooo:paragraph-rsid="001f0505" style:font-weight-asian="normal" style:font-weight-complex="normal"/>
    </style:style>
    <style:style style:name="P8" style:family="paragraph" style:parent-style-name="Standard">
      <style:text-properties fo:font-weight="normal" officeooo:rsid="002000d2" officeooo:paragraph-rsid="002000d2" style:font-weight-asian="normal" style:font-weight-complex="normal"/>
    </style:style>
    <style:style style:name="P9" style:family="paragraph" style:parent-style-name="Standard">
      <style:text-properties fo:font-style="italic" fo:font-weight="bold" officeooo:rsid="002000d2" officeooo:paragraph-rsid="002000d2" style:font-style-asian="italic" style:font-weight-asian="bold" style:font-style-complex="italic" style:font-weight-complex="bold"/>
    </style:style>
    <style:style style:name="P10" style:family="paragraph" style:parent-style-name="Standard">
      <style:text-properties fo:font-style="italic" fo:font-weight="bold" officeooo:rsid="002000d2" officeooo:paragraph-rsid="0022f675" style:font-style-asian="italic" style:font-weight-asian="bold" style:font-style-complex="italic" style:font-weight-complex="bold"/>
    </style:style>
    <style:style style:name="P11" style:family="paragraph" style:parent-style-name="Standard">
      <style:text-properties fo:font-style="normal" fo:font-weight="normal" officeooo:rsid="002000d2" officeooo:paragraph-rsid="0022f675" style:font-style-asian="normal" style:font-weight-asian="normal" style:font-style-complex="normal" style:font-weight-complex="normal"/>
    </style:style>
    <style:style style:name="T1" style:family="text">
      <style:text-properties officeooo:rsid="001d314c"/>
    </style:style>
    <style:style style:name="T2" style:family="text">
      <style:text-properties fo:font-weight="bold" style:font-weight-asian="bold" style:font-weight-complex="bold"/>
    </style:style>
    <style:style style:name="T3" style:family="text">
      <style:text-properties fo:font-weight="bold" officeooo:rsid="001f050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d314c" style:font-weight-asian="normal" style:font-weight-complex="normal"/>
    </style:style>
    <style:style style:name="T6" style:family="text">
      <style:text-properties fo:font-weight="normal" officeooo:rsid="001f0505"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19ff9" style:font-style-asian="normal" style:font-weight-asian="normal" style:font-style-complex="normal" style:font-weight-complex="normal"/>
    </style:style>
    <style:style style:name="T9" style:family="text">
      <style:text-properties fo:font-style="normal" fo:font-weight="normal" officeooo:rsid="0021cd0f" style:font-style-asian="normal" style:font-weight-asian="normal" style:font-style-complex="normal" style:font-weight-complex="normal"/>
    </style:style>
    <style:style style:name="T10" style:family="text">
      <style:text-properties fo:font-style="normal" fo:font-weight="normal" officeooo:rsid="0022f675" style:font-style-asian="normal" style:font-weight-asian="normal" style:font-style-complex="normal" style:font-weight-complex="normal"/>
    </style:style>
    <style:style style:name="T11" style:family="text">
      <style:text-properties officeooo:rsid="0022f675"/>
    </style:style>
    <style:style style:name="T12" style:family="text">
      <style:text-properties fo:font-style="italic" fo:font-weight="bold" officeooo:rsid="0022f675"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 : contexte du projet, demandes faites cahier des charges</text:p>
      <text:p text:style-name="P1">Part 1 :Organisation, repartition des taches etc...</text:p>
      <text:p text:style-name="P1">Part2 : Moteur = traitement des fichiers(differences) + uml</text:p>
      <text:p text:style-name="P1">Part3 : GUI=conception+ utilisation(fonctionement) +uml</text:p>
      <text:p text:style-name="P1">Conclusion : Reussites et méliorations possibles</text:p>
      <text:p text:style-name="P1"/>
      <text:p text:style-name="P2">1 Introduction</text:p>
      <text:p text:style-name="P2">1.1 Contexte du Projet</text:p>
      <text:p text:style-name="P2"/>
      <text:p text:style-name="P3"><text:span text:style-name="T1"><text:tab/>Ceci est le rapport de projet effectué dans le cadre de l’UE Programmation Orienté Objet au sei de l’université de Cergy-Pontoise. Le principe du projet est très simple :</text:span><text:span text:style-name="T5"> </text:span><text:span text:style-name="T4">créer une petite application permettant de manipuler, dans une première phase, des cartes de visites (virtual card) au format numérique et dans un second temps des événements d’agenda (rendez-vous, tâche à réaliser, etc.). </text:span></text:p>
      <text:p text:style-name="P5"/>
      <text:p text:style-name="P3"><text:span text:style-name="T4"><text:tab/></text:span><text:span text:style-name="T3">Fonctionnalités <text:s text:c="2"/></text:span><text:span text:style-name="T6">Le programme permet :</text:span></text:p>
      <text:p text:style-name="P6">- D’extraire des informations à partir d’un fichier carte de visite (.vcf) ou d’un fichier calendrier (.ics)</text:p>
      <text:p text:style-name="P6">- D’afficher, de modifier et de sauvegarder les informations dans une interface graphique</text:p>
      <text:p text:style-name="P6"/>
      <text:p text:style-name="P6"/>
      <text:p text:style-name="P4">Outils de développement <text:s text:c="2"/><text:span text:style-name="T4">Le projet a été créé grâce à :</text:span></text:p>
      <text:p text:style-name="P7">- Eclipse</text:p>
      <text:p text:style-name="P7">- GitHub</text:p>
      <text:p text:style-name="P7">- Swing</text:p>
      <text:p text:style-name="P7">- Dia</text:p>
      <text:p text:style-name="P7"/>
      <text:p text:style-name="P7"/>
      <text:p text:style-name="P7"/>
      <text:p text:style-name="P7">1.2 Cahier des charges</text:p>
      <text:p text:style-name="P7"/>
      <text:p text:style-name="P7"/>
      <text:p text:style-name="P8">L’interface homme machine</text:p>
      <text:p text:style-name="P8"/>
      <text:p text:style-name="P8">L’interface homme machine se constitue principalement de deux classes. L’une <text:s/>crée, gère et affiche le GUI, l’autre gère les lignes de commande dans l’invite de commande pour former et afficher le Cli.</text:p>
      <text:p text:style-name="P8"><text:tab/>Nous allons décrire chacune des deux classes qui constitue l’IHM.</text:p>
      <text:p text:style-name="P8"/>
      <text:p text:style-name="P9">Gui.java<text:tab/><text:span text:style-name="T7">Comme l’indique son nom cette classe crée et affiche le Gui. </text:span><text:span text:style-name="T8">Elle se compose de deux grande partie :</text:span></text:p>
      <text:p text:style-name="P9"><text:span text:style-name="T8"><text:tab/><text:tab/>- La création du Gui constitué de deux SplitPane</text:span></text:p>
      <text:p text:style-name="P9"><text:span text:style-name="T8"><text:tab/><text:tab/>- La méthode ActionPerformed qui réagit aux action effectué sur le Gui</text:span></text:p>
      <text:p text:style-name="P9"><text:span text:style-name="T8"><text:tab/>Le Gui e</text:span><text:span text:style-name="T9">st</text:span><text:span text:style-name="T8"> constitué de deux Splitpane comme indiqué précédemment, dans le premier la séparation est horizontale et prend respectivement, en haut, un bouton ouvrant un pop out de FileChooser et, en bas, une JtextArea dans un ScrollPane pour afficher le fichier ouvert. Le deuxième SplitPane est une séparation verticale ou à gauche ce trouve le premier SplitPane et à droite deux BoxLayout, une contenant le JComboBox et les différents JTextField et dans l’autre les JButton. </text:span></text:p>
      <text:p text:style-name="P10"><text:span text:style-name="T8"><text:tab/></text:span><text:span text:style-name="T9">La méthode ActionPerformed réagit aux action effectuées dans le Gui. Il récupère le File choisi dans le FileChooser et le compare aux différents type de File possible (.vcf, .ics, .ser) pour remplir le Gui. Il attends ensuite une action sur les boutons modifier, sérialiser et HTML et exécute </text:span><text:soft-page-break/><text:span text:style-name="T10">l’action correspondante quand le bouton est pressé. Et enfin il gère l’action de choix dans le JComboBox.</text:span></text:p>
      <text:p text:style-name="P10"><text:span text:style-name="T10"/></text:p>
      <text:p text:style-name="P10"><text:span text:style-name="T11">Cli.java<text:tab/></text:span><text:span text:style-name="T10">Cette méthode gère l’interface en ligne de commande de notre projet. Elle est principalement constitué de trois variante différentes.</text:span></text:p>
      <text:p text:style-name="P10"><text:span text:style-name="T10"><text:tab/>La première est quand aucun argument n’est rentré après l’appel de </text:span><text:span text:style-name="T11">Cli.jar</text:span><text:span text:style-name="T10">, cela affiche dans l’invite de commande toute les commande disponible.</text:span></text:p>
      <text:p text:style-name="P11"><text:tab/><text:span text:style-name="T11">La seconde est quand l’argument -d est rentré après l’appel de </text:span><text:span text:style-name="T12">Cli.jar</text:span><text:span text:style-name="T11">, cela affiche tout les fichier qui corresponde aux filtres (ics et vcf) dans l’invite de commande.</text:span></text:p>
      <text:p text:style-name="P11"><text:tab/><text:span text:style-name="T11">La troisième est quand l’argument -i est rentré après l’appel de </text:span><text:span text:style-name="T12">Cli.jar</text:span><text:span text:style-name="T11">, cela affiche le File dans l’invite de commande. Si l’argument -o ou -h est précisé après -i File le fichier est respectivement sérialisé ou transformé en fragment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1:25.662194509</meta:creation-date>
    <dc:date>2018-12-27T14:15:35.691000000</dc:date>
    <meta:editing-duration>PT49M2S</meta:editing-duration>
    <meta:editing-cycles>3</meta:editing-cycles>
    <meta:generator>LibreOffice/6.0.7.3$Windows_X86_64 LibreOffice_project/dc89aa7a9eabfd848af146d5086077aeed2ae4a5</meta:generator>
    <meta:document-statistic meta:table-count="0" meta:image-count="0" meta:object-count="0" meta:page-count="2" meta:paragraph-count="29" meta:word-count="500" meta:character-count="3150" meta:non-whitespace-character-count="2660"/>
  </office:meta>
</office:document-meta>
</file>